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Mangal1" svg:font-family="Mangal"/>
    <style:font-face style:name="Consolas" svg:font-family="Consolas" style:font-family-generic="modern" style:font-pitch="fixed"/>
    <style:font-face style:name="Consolas2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end" style:justify-single-word="false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language="ru" fo:country="RU" officeooo:rsid="001964f5" officeooo:paragraph-rsid="001964f5"/>
    </style:style>
    <style:style style:name="P11" style:family="paragraph" style:parent-style-name="Standard">
      <style:text-properties fo:language="ru" fo:country="RU" officeooo:rsid="0019de98" officeooo:paragraph-rsid="0019de98"/>
    </style:style>
    <style:style style:name="P12" style:family="paragraph" style:parent-style-name="Standard">
      <style:text-properties fo:language="ru" fo:country="RU" officeooo:rsid="001d87cf" officeooo:paragraph-rsid="001d87cf"/>
    </style:style>
    <style:style style:name="P13" style:family="paragraph" style:parent-style-name="Standard">
      <style:text-properties fo:language="ru" fo:country="RU" officeooo:rsid="001f878e" officeooo:paragraph-rsid="001f878e"/>
    </style:style>
    <style:style style:name="P14" style:family="paragraph" style:parent-style-name="Standard">
      <style:text-properties fo:language="en" fo:country="US" officeooo:rsid="0014db07" officeooo:paragraph-rsid="0014db07"/>
    </style:style>
    <style:style style:name="P15" style:family="paragraph" style:parent-style-name="Standard">
      <style:text-properties fo:language="en" fo:country="US" officeooo:rsid="00172e06" officeooo:paragraph-rsid="00172e06"/>
    </style:style>
    <style:style style:name="P16" style:family="paragraph" style:parent-style-name="Standard">
      <style:paragraph-properties style:line-height-at-least="0.1583in"/>
      <style:text-properties fo:color="#000000" loext:opacity="100%" style:font-name="Consolas1" fo:font-size="8.39999961853027pt" fo:font-weight="normal" fo:background-color="#ffffff"/>
    </style:style>
    <style:style style:name="P17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name-asian="Times New Roman1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07d584" style:font-size-asian="14pt" style:font-size-complex="14pt"/>
    </style:style>
    <style:style style:name="T6" style:family="text">
      <style:text-properties fo:font-size="14pt" style:font-name-asian="Times New Roman1" style:font-size-asian="14pt" style:font-size-complex="14pt"/>
    </style:style>
    <style:style style:name="T7" style:family="text">
      <style:text-properties fo:font-size="14pt" fo:language="en" fo:country="US" officeooo:rsid="0007d584" style:font-size-asian="14pt" style:font-size-complex="14pt"/>
    </style:style>
    <style:style style:name="T8" style:family="text">
      <style:text-properties fo:language="uk" fo:country="UA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ad1c7"/>
    </style:style>
    <style:style style:name="T12" style:family="text">
      <style:text-properties style:font-name="Consolas1" fo:font-weight="normal"/>
    </style:style>
    <style:style style:name="T13" style:family="text">
      <style:text-properties style:font-name="Consolas1" fo:font-size="8.39999961853027pt" fo:font-weight="normal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style:font-name="Consolas1" fo:font-size="8.39999961853027pt" fo:font-weight="normal"/>
    </style:style>
    <style:style style:name="T16" style:family="text">
      <style:text-properties fo:color="#0000ff" loext:opacity="100%" style:font-name="Consolas1" fo:font-weight="normal"/>
    </style:style>
    <style:style style:name="T17" style:family="text">
      <style:text-properties fo:color="#001080" loext:opacity="100%"/>
    </style:style>
    <style:style style:name="T18" style:family="text">
      <style:text-properties fo:color="#001080" loext:opacity="100%" style:font-name="Consolas1" fo:font-size="8.39999961853027pt" fo:font-weight="normal"/>
    </style:style>
    <style:style style:name="T19" style:family="text">
      <style:text-properties fo:color="#001080" loext:opacity="100%" style:font-name="Consolas1" fo:font-weight="normal"/>
    </style:style>
    <style:style style:name="T20" style:family="text">
      <style:text-properties fo:color="#795e26" loext:opacity="100%"/>
    </style:style>
    <style:style style:name="T21" style:family="text">
      <style:text-properties fo:color="#795e26" loext:opacity="100%" style:font-name="Consolas1" fo:font-size="8.39999961853027pt" fo:font-weight="normal"/>
    </style:style>
    <style:style style:name="T22" style:family="text">
      <style:text-properties fo:color="#795e26" loext:opacity="100%" style:font-name="Consolas1" fo:font-weight="normal"/>
    </style:style>
    <style:style style:name="T23" style:family="text">
      <style:text-properties fo:color="#a31515" loext:opacity="100%"/>
    </style:style>
    <style:style style:name="T24" style:family="text">
      <style:text-properties fo:color="#a31515" loext:opacity="100%" style:font-name="Consolas1" fo:font-size="8.39999961853027pt" fo:font-weight="normal"/>
    </style:style>
    <style:style style:name="T25" style:family="text">
      <style:text-properties fo:color="#a31515" loext:opacity="100%" style:font-name="Consolas1" fo:font-weight="normal"/>
    </style:style>
    <style:style style:name="T26" style:family="text">
      <style:text-properties fo:color="#098658" loext:opacity="100%"/>
    </style:style>
    <style:style style:name="T27" style:family="text">
      <style:text-properties fo:color="#098658" loext:opacity="100%" style:font-name="Consolas1" fo:font-size="8.39999961853027pt" fo:font-weight="normal"/>
    </style:style>
    <style:style style:name="T28" style:family="text">
      <style:text-properties fo:color="#098658" loext:opacity="100%" style:font-name="Consolas1" fo:font-weight="normal"/>
    </style:style>
    <style:style style:name="T29" style:family="text">
      <style:text-properties fo:color="#af00db" loext:opacity="100%"/>
    </style:style>
    <style:style style:name="T30" style:family="text">
      <style:text-properties fo:color="#af00db" loext:opacity="100%" style:font-name="Consolas1" fo:font-size="8.39999961853027pt" fo:font-weight="normal"/>
    </style:style>
    <style:style style:name="T31" style:family="text">
      <style:text-properties fo:color="#af00db" loext:opacity="100%" style:font-name="Consolas1" fo:font-weight="normal"/>
    </style:style>
    <style:style style:name="T32" style:family="text">
      <style:text-properties fo:color="#0070c1" loext:opacity="100%"/>
    </style:style>
    <style:style style:name="T33" style:family="text">
      <style:text-properties fo:color="#0070c1" loext:opacity="100%" style:font-name="Consolas1" fo:font-weight="normal"/>
    </style:style>
    <style:style style:name="T34" style:family="text">
      <style:text-properties officeooo:rsid="001ad1c7"/>
    </style:style>
    <style:style style:name="T35" style:family="text">
      <style:text-properties officeooo:rsid="001c6f7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ІНІСТЕРСТВО ОСВІТИ ТА НАУКИ УКРАЇНИ</text:span></text:p>
      <text:p text:style-name="P4"><text:span text:style-name="T1">Одеський національний політехнічний університет</text:span></text:p>
      <text:p text:style-name="P4"><text:span text:style-name="T1">Інститут Комп’ютерних Систем</text:span>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6"/>
      <text:p text:style-name="P6"/>
      <text:p text:style-name="P6"/>
      <text:p text:style-name="P6"/>
      <text:p text:style-name="P4"><text:span text:style-name="T1">Протокол лабораторної роботи №</text:span><text:span text:style-name="T4">1</text:span></text:p>
      <text:p text:style-name="P4"><text:span text:style-name="T1">з дисципліни </text:span><text:span text:style-name="T7"><text:s/></text:span><text:span text:style-name="T5">Кроссплатформенное программирование</text:span></text:p>
      <text:p text:style-name="P4"><text:span text:style-name="T1">на тему: «</text:span><text:span text:style-name="T4">Введение в JavaScript</text:span><text:span text:style-name="T1">»</text:span><text:span text:style-name="T4"> </text:span></text:p>
      <text:p text:style-name="P6"/>
      <text:p text:style-name="P6"/>
      <text:p text:style-name="P6"/>
      <text:p text:style-name="P6"/>
      <text:p text:style-name="P6"/>
      <text:p text:style-name="P5"><text:span text:style-name="T1">Виконав студент групи</text:span></text:p>
      <text:p text:style-name="P5"><text:span text:style-name="T1">АД-181</text:span></text:p>
      <text:p text:style-name="P5"><text:span text:style-name="T3">Батура М.Ю.</text:span></text:p>
      <text:p text:style-name="P4"><text:span text:style-name="T6"><text:s text:c="71"/></text:span><text:span text:style-name="T1">Прийняв</text:span></text:p>
      <text:p text:style-name="P5"><text:span text:style-name="T4">Рудниченко Н.Д.</text:span>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8"><text:span text:style-name="T1">Одеса, 2020</text:span>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"><text:a xlink:type="simple" xlink:href="#__RefHeading___Toc764_1751186770" text:style-name="Index_20_Link" text:visited-style-name="Index_20_Link">Практическая часть<text:tab/>3</text:a></text:p>
          <text:p text:style-name="P2"><text:a xlink:type="simple" xlink:href="#__RefHeading___Toc770_1751186770" text:style-name="Index_20_Link" text:visited-style-name="Index_20_Link">Порядок выполнения работы:<text:tab/>3</text:a></text:p>
          <text:p text:style-name="P2"><text:a xlink:type="simple" xlink:href="#__RefHeading___Toc768_1751186770" text:style-name="Index_20_Link" text:visited-style-name="Index_20_Link">Ответы на контрольные вопросы:<text:tab/>5</text:a></text:p>
          <text:p text:style-name="P2"><text:a xlink:type="simple" xlink:href="#__RefHeading___Toc766_1751186770" text:style-name="Index_20_Link" text:visited-style-name="Index_20_Link">Вывод:<text:tab/>6</text:a></text:p>
        </text:index-body>
      </text:table-of-content>
      <text:p text:style-name="P9"><text:span text:style-name="T1"/></text:p>
      <text:p text:style-name="P1"><text:bookmark-start text:name="__RefHeading___Toc764_1751186770"/>Практическая часть<text:bookmark-end text:name="__RefHeading___Toc764_1751186770"/></text:p>
      <text:p text:style-name="Standard">Вариант 2 : задания 21, 42, 118, 120, 166</text:p>
      <text:p text:style-name="Standard">Вопросы для защиты: 6, 30, 9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Code">// Дана строка из 6-ти цифр. Проверьте, что сумма первых трех цифр</text:p>
      <text:p text:style-name="Code">// равняется сумме вторых трех цифр. Если это так - выведите 'да', в противном случае</text:p>
      <text:p text:style-name="Code">// выведите 'нет'.</text:p>
      <text:p text:style-name="Code"><text:span text:style-name="T14">let</text:span> <text:span text:style-name="T17">num</text:span> = <text:span text:style-name="T20">prompt</text:span>(<text:span text:style-name="T23">"Число из 6 чисел"</text:span>, <text:span text:style-name="T26">6</text:span>)</text:p>
      <text:p text:style-name="Code"/>
      <text:p text:style-name="Code"><text:span text:style-name="T14">let</text:span> <text:span text:style-name="T17">sumFirst</text:span> = <text:span text:style-name="T26">0</text:span></text:p>
      <text:p text:style-name="Code"><text:span text:style-name="T14">let</text:span> <text:span text:style-name="T17">sumSecond</text:span> = <text:span text:style-name="T26">0</text:span></text:p>
      <text:p text:style-name="Code"/>
      <text:p text:style-name="Code"><text:span text:style-name="T29">for</text:span>(<text:span text:style-name="T14">let</text:span> <text:span text:style-name="T17">i</text:span>=<text:span text:style-name="T26">0</text:span>; <text:span text:style-name="T17">i</text:span>&lt;<text:span text:style-name="T17">num</text:span>.<text:span text:style-name="T32">length</text:span>;<text:span text:style-name="T17">i</text:span>++){</text:p>
      <text:p text:style-name="Code">    <text:span text:style-name="T31">if</text:span><text:span text:style-name="T12">(</text:span><text:span text:style-name="T19">i</text:span><text:span text:style-name="T12">&lt;</text:span><text:span text:style-name="T28">3</text:span><text:span text:style-name="T12">){</text:span></text:p>
      <text:p text:style-name="Code">        <text:span text:style-name="T19">sumFirst</text:span><text:span text:style-name="T12">+=</text:span><text:span text:style-name="T22">parseInt</text:span><text:span text:style-name="T12">(</text:span><text:span text:style-name="T19">num</text:span><text:span text:style-name="T12">[</text:span><text:span text:style-name="T19">i</text:span><text:span text:style-name="T12">])</text:span></text:p>
      <text:p text:style-name="Code">    <text:span text:style-name="T12">}</text:span><text:span text:style-name="T31">else</text:span><text:span text:style-name="T12">{</text:span></text:p>
      <text:p text:style-name="Code">        <text:span text:style-name="T19">sumSecond</text:span><text:span text:style-name="T12">+=</text:span><text:span text:style-name="T22">parseInt</text:span><text:span text:style-name="T12">(</text:span><text:span text:style-name="T19">num</text:span><text:span text:style-name="T12">[</text:span><text:span text:style-name="T19">i</text:span><text:span text:style-name="T12">])</text:span></text:p>
      <text:p text:style-name="Code">    <text:span text:style-name="T12">}</text:span></text:p>
      <text:p text:style-name="Code">}</text:p>
      <text:p text:style-name="Code"/>
      <text:p text:style-name="Code"><text:span text:style-name="T29">if</text:span>(<text:span text:style-name="T17">sumFirst</text:span>===<text:span text:style-name="T17">sumSecond</text:span>){</text:p>
      <text:p text:style-name="Code">    <text:span text:style-name="T22">alert</text:span><text:span text:style-name="T12">(</text:span><text:span text:style-name="T25">"Сумма первых 3-х цифр равна сумме вторых 3-х"</text:span><text:span text:style-name="T12">)</text:span></text:p>
      <text:p text:style-name="Code">}<text:span text:style-name="T29">else</text:span>{</text:p>
      <text:p text:style-name="Code">    <text:span text:style-name="T22">alert</text:span><text:span text:style-name="T12">(</text:span><text:span text:style-name="T25">"Сумма первых 3-х цифр не равна сумме вторых 3-х"</text:span><text:span text:style-name="T12">)</text:span></text:p>
      <text:p text:style-name="Code">}</text:p>
      <text:p text:style-name="P16"/>
      <text:p text:style-name="Standard">Task2:</text:p>
      <text:p text:style-name="Code">// Дана строка. Разделить строку на фрагменты по три подряд идущих</text:p>
      <text:p text:style-name="Code">// символа. В каждом фрагменте средний символ заменить на случайный символ, не</text:p>
      <text:p text:style-name="Code">// совпадающий ни с одним из символов этого фрагмента. Показать фрагменты,</text:p>
      <text:p text:style-name="Code">// упорядоченные по алфавиту.</text:p>
      <text:p text:style-name="Code"/>
      <text:p text:style-name="Code"><text:span text:style-name="T14">let</text:span> <text:span text:style-name="T17">string</text:span> = <text:span text:style-name="T20">prompt</text:span>(<text:span text:style-name="T23">"Введите строку "</text:span>, <text:span text:style-name="T26">1</text:span>)</text:p>
      <text:p text:style-name="Code"/>
      <text:p text:style-name="Code"><text:span text:style-name="T17">fragmentArray</text:span> = <text:span text:style-name="T17">string</text:span>.<text:span text:style-name="T20">split</text:span>(<text:span text:style-name="T23">" "</text:span>)</text:p>
      <text:p text:style-name="Code"/>
      <text:p text:style-name="Code"><text:span text:style-name="T17">console</text:span>.<text:span text:style-name="T20">log</text:span>(<text:span text:style-name="T23">"Fragments before: "</text:span>+<text:span text:style-name="T17">fragmentArray</text:span>)</text:p>
      <text:p text:style-name="Code"><text:span text:style-name="T29">for</text:span>(<text:span text:style-name="T14">let</text:span> <text:span text:style-name="T17">i</text:span>=<text:span text:style-name="T26">0</text:span>; <text:span text:style-name="T17">i</text:span>&lt;<text:span text:style-name="T17">fragmentArray</text:span>.<text:span text:style-name="T17">length</text:span>;<text:span text:style-name="T17">i</text:span>++){</text:p>
      <text:p text:style-name="Code">    <text:span text:style-name="T19">fragmentArray</text:span><text:span text:style-name="T12">[</text:span><text:span text:style-name="T19">i</text:span><text:span text:style-name="T12">] = </text:span><text:span text:style-name="T22">fragmentBuilder</text:span><text:span text:style-name="T12">(</text:span><text:span text:style-name="T19">fragmentArray</text:span><text:span text:style-name="T12">[</text:span><text:span text:style-name="T19">i</text:span><text:span text:style-name="T12">])</text:span></text:p>
      <text:p text:style-name="Code">}</text:p>
      <text:p text:style-name="Code"><text:span text:style-name="T17">console</text:span>.<text:span text:style-name="T20">log</text:span>(<text:span text:style-name="T23">"Fragments after: "</text:span>+<text:span text:style-name="T17">fragmentArray</text:span>.<text:span text:style-name="T20">sort</text:span>())</text:p>
      <text:p text:style-name="Code"/>
      <text:p text:style-name="Code"><text:span text:style-name="T14">function</text:span> <text:span text:style-name="T20">fragmentBuilder</text:span>(<text:span text:style-name="T17">str</text:span>){</text:p>
      <text:p text:style-name="Code">    <text:span text:style-name="T19">trigger</text:span><text:span text:style-name="T12"> = </text:span><text:span text:style-name="T16">true</text:span></text:p>
      <text:p text:style-name="Code">    <text:span text:style-name="T16">let</text:span><text:span text:style-name="T12"> </text:span><text:span text:style-name="T19">sym</text:span><text:span text:style-name="T12"> = </text:span><text:span text:style-name="T22">getRandomSymbol</text:span><text:span text:style-name="T12">()</text:span></text:p>
      <text:p text:style-name="Code">    <text:span text:style-name="T16">let</text:span><text:span text:style-name="T12"> </text:span><text:span text:style-name="T19">resultString</text:span><text:span text:style-name="T12"> =</text:span><text:span text:style-name="T25">""</text:span></text:p>
      <text:p text:style-name="Code">    <text:span text:style-name="T31">while</text:span><text:span text:style-name="T12">(</text:span><text:span text:style-name="T19">trigger</text:span><text:span text:style-name="T12">){</text:span></text:p>
      <text:p text:style-name="Code">        <text:span text:style-name="T31">if</text:span><text:span text:style-name="T12">(</text:span><text:span text:style-name="T19">str</text:span><text:span text:style-name="T12">[</text:span><text:span text:style-name="T28">0</text:span><text:span text:style-name="T12">]!=</text:span><text:span text:style-name="T19">sym</text:span><text:span text:style-name="T12"> &amp;&amp; </text:span><text:span text:style-name="T19">str</text:span><text:span text:style-name="T12">[</text:span><text:span text:style-name="T28">2</text:span><text:span text:style-name="T12">]!=</text:span><text:span text:style-name="T19">sym</text:span><text:span text:style-name="T12"> ){</text:span></text:p>
      <text:p text:style-name="Code">            <text:span text:style-name="T19">resultString</text:span><text:span text:style-name="T12">+=</text:span><text:span text:style-name="T19">str</text:span><text:span text:style-name="T12">[</text:span><text:span text:style-name="T28">0</text:span><text:span text:style-name="T12">]+</text:span><text:span text:style-name="T19">sym</text:span><text:span text:style-name="T12">+</text:span><text:span text:style-name="T19">str</text:span><text:span text:style-name="T12">[</text:span><text:span text:style-name="T28">2</text:span><text:span text:style-name="T12">]</text:span></text:p>
      <text:p text:style-name="Code">            <text:span text:style-name="T19">trigger</text:span><text:span text:style-name="T12"> = </text:span><text:span text:style-name="T16">false</text:span></text:p>
      <text:p text:style-name="Code"><text:soft-page-break/>        <text:span text:style-name="T12">}</text:span><text:span text:style-name="T31">else</text:span><text:span text:style-name="T12">{</text:span></text:p>
      <text:p text:style-name="Code">            <text:span text:style-name="T19">sym</text:span><text:span text:style-name="T12"> = </text:span><text:span text:style-name="T22">getRandomSymbol</text:span><text:span text:style-name="T12">()</text:span></text:p>
      <text:p text:style-name="Code">        <text:span text:style-name="T12">}</text:span></text:p>
      <text:p text:style-name="Code">    <text:span text:style-name="T12">}</text:span></text:p>
      <text:p text:style-name="Code"/>
      <text:p text:style-name="Code">    <text:span text:style-name="T31">return</text:span><text:span text:style-name="T12"> </text:span><text:span text:style-name="T19">resultString</text:span></text:p>
      <text:p text:style-name="Code">}</text:p>
      <text:p text:style-name="Code"/>
      <text:p text:style-name="Code"><text:span text:style-name="T14">function</text:span> <text:span text:style-name="T20">getRandomSymbol</text:span>(){</text:p>
      <text:p text:style-name="Code">    <text:span text:style-name="T16">let</text:span><text:span text:style-name="T12"> </text:span><text:span text:style-name="T19">possible</text:span><text:span text:style-name="T12"> = </text:span><text:span text:style-name="T25">"ABCDEFGHIJKLMNOPQRSTUVWXYZabcdefghijklmnopqrstuvwxyz"</text:span></text:p>
      <text:p text:style-name="Code">    <text:span text:style-name="T16">let</text:span><text:span text:style-name="T12"> </text:span><text:span text:style-name="T19">sym</text:span><text:span text:style-name="T12"> = </text:span><text:span text:style-name="T19">possible</text:span><text:span text:style-name="T12">.</text:span><text:span text:style-name="T22">charAt</text:span><text:span text:style-name="T12">(</text:span><text:span text:style-name="T19">Math</text:span><text:span text:style-name="T12">.</text:span><text:span text:style-name="T22">floor</text:span><text:span text:style-name="T12">(</text:span><text:span text:style-name="T19">Math</text:span><text:span text:style-name="T12">.</text:span><text:span text:style-name="T22">random</text:span><text:span text:style-name="T12">() * </text:span><text:span text:style-name="T19">possible</text:span><text:span text:style-name="T12">.</text:span><text:span text:style-name="T33">length</text:span><text:span text:style-name="T12">))</text:span></text:p>
      <text:p text:style-name="Code">    <text:span text:style-name="T31">return</text:span><text:span text:style-name="T12"> </text:span><text:span text:style-name="T19">sym</text:span><text:span text:style-name="T12">;</text:span></text:p>
      <text:p text:style-name="Code">}</text:p>
      <text:p text:style-name="Standard">Task3:</text:p>
      <text:p text:style-name="Code">// 118 переставить и вывести на экран слова заданного предложения в соответсвии</text:p>
      <text:p text:style-name="Code">// с количеством согласных</text:p>
      <text:p text:style-name="Code"><text:span text:style-name="T17">string</text:span> = <text:span text:style-name="T20">prompt</text:span>(<text:span text:style-name="T23">"Введите предложение"</text:span>,<text:span text:style-name="T26">1</text:span>)</text:p>
      <text:p text:style-name="Code"/>
      <text:p text:style-name="Code"><text:span text:style-name="T14">let</text:span> <text:span text:style-name="T17">arrayOfWords</text:span> = <text:span text:style-name="T20">splitBySpace</text:span>(<text:span text:style-name="T17">string</text:span>)</text:p>
      <text:p text:style-name="Code"/>
      <text:p text:style-name="Code"><text:span text:style-name="T17">arrayOfWords</text:span>.<text:span text:style-name="T20">sort</text:span>(<text:span text:style-name="T20">compare</text:span>)</text:p>
      <text:p text:style-name="Code"><text:span text:style-name="T17">console</text:span>.<text:span text:style-name="T20">log</text:span>(<text:span text:style-name="T17">arrayOfWords</text:span>)</text:p>
      <text:p text:style-name="Code"/>
      <text:p text:style-name="Code"><text:span text:style-name="T14">function</text:span> <text:span text:style-name="T20">compare</text:span>(<text:span text:style-name="T17">a</text:span>, <text:span text:style-name="T17">b</text:span>){</text:p>
      <text:p text:style-name="Code">    <text:span text:style-name="T31">if</text:span><text:span text:style-name="T12">(</text:span><text:span text:style-name="T19">a</text:span><text:span text:style-name="T12">.</text:span><text:span text:style-name="T19">count</text:span><text:span text:style-name="T12"> &gt; </text:span><text:span text:style-name="T19">b</text:span><text:span text:style-name="T12">.</text:span><text:span text:style-name="T19">count</text:span><text:span text:style-name="T12">) </text:span><text:span text:style-name="T31">return</text:span><text:span text:style-name="T12"> </text:span><text:span text:style-name="T28">1</text:span></text:p>
      <text:p text:style-name="Code">    <text:span text:style-name="T31">if</text:span><text:span text:style-name="T12">(</text:span><text:span text:style-name="T19">a</text:span><text:span text:style-name="T12">.</text:span><text:span text:style-name="T19">count</text:span><text:span text:style-name="T12">&lt; </text:span><text:span text:style-name="T19">b</text:span><text:span text:style-name="T12">.</text:span><text:span text:style-name="T19">count</text:span><text:span text:style-name="T12">) </text:span><text:span text:style-name="T31">return</text:span><text:span text:style-name="T12"> -</text:span><text:span text:style-name="T28">1</text:span></text:p>
      <text:p text:style-name="Code">    <text:span text:style-name="T31">return</text:span><text:span text:style-name="T12"> </text:span><text:span text:style-name="T28">0</text:span></text:p>
      <text:p text:style-name="Code">}</text:p>
      <text:p text:style-name="Code"/>
      <text:p text:style-name="Code"><text:span text:style-name="T14">function</text:span> <text:span text:style-name="T20">findCountOfConsonant</text:span>(<text:span text:style-name="T17">word</text:span>){</text:p>
      <text:p text:style-name="Code">    <text:span text:style-name="T19">countOfConsonant</text:span><text:span text:style-name="T12"> = </text:span><text:span text:style-name="T28">0</text:span></text:p>
      <text:p text:style-name="Code">    <text:span text:style-name="T16">let</text:span><text:span text:style-name="T12"> </text:span><text:span text:style-name="T19">arrayOfNonConsonant</text:span><text:span text:style-name="T12"> = [</text:span><text:span text:style-name="T25">"A"</text:span><text:span text:style-name="T12">, </text:span><text:span text:style-name="T25">"E"</text:span><text:span text:style-name="T12">, </text:span><text:span text:style-name="T25">"I"</text:span><text:span text:style-name="T12">, </text:span><text:span text:style-name="T25">"O"</text:span><text:span text:style-name="T12">, </text:span><text:span text:style-name="T25">"U"</text:span><text:span text:style-name="T12">, </text:span><text:span text:style-name="T25">"Y"</text:span><text:span text:style-name="T12">, </text:span><text:span text:style-name="T25">"a"</text:span><text:span text:style-name="T12">, </text:span><text:span text:style-name="T25">"e"</text:span><text:span text:style-name="T12">, </text:span><text:span text:style-name="T25">"i"</text:span><text:span text:style-name="T12">, </text:span><text:span text:style-name="T25">"o"</text:span><text:span text:style-name="T12">, </text:span><text:span text:style-name="T25">"u"</text:span><text:span text:style-name="T12">, </text:span><text:span text:style-name="T25">"y"</text:span><text:span text:style-name="T12">]</text:span></text:p>
      <text:p text:style-name="Code">    <text:span text:style-name="T31">for</text:span><text:span text:style-name="T12">(</text:span><text:span text:style-name="T16">let</text:span><text:span text:style-name="T12"> </text:span><text:span text:style-name="T19">i</text:span><text:span text:style-name="T12">=</text:span><text:span text:style-name="T28">0</text:span><text:span text:style-name="T12">; </text:span><text:span text:style-name="T19">i</text:span><text:span text:style-name="T12">&lt;</text:span><text:span text:style-name="T19">word</text:span><text:span text:style-name="T12">.</text:span><text:span text:style-name="T19">length</text:span><text:span text:style-name="T12">; </text:span><text:span text:style-name="T19">i</text:span><text:span text:style-name="T12">++){</text:span></text:p>
      <text:p text:style-name="Code">        <text:span text:style-name="T31">for</text:span><text:span text:style-name="T12">(</text:span><text:span text:style-name="T16">let</text:span><text:span text:style-name="T12"> </text:span><text:span text:style-name="T19">y</text:span><text:span text:style-name="T12"> =</text:span><text:span text:style-name="T28">0</text:span><text:span text:style-name="T12">; </text:span><text:span text:style-name="T19">y</text:span><text:span text:style-name="T12">&lt;</text:span><text:span text:style-name="T19">arrayOfNonConsonant</text:span><text:span text:style-name="T12">.</text:span><text:span text:style-name="T19">length</text:span><text:span text:style-name="T12">; </text:span><text:span text:style-name="T19">y</text:span><text:span text:style-name="T12">++){</text:span></text:p>
      <text:p text:style-name="Code">            <text:span text:style-name="T31">if</text:span><text:span text:style-name="T12">(</text:span><text:span text:style-name="T19">word</text:span><text:span text:style-name="T12">[</text:span><text:span text:style-name="T19">i</text:span><text:span text:style-name="T12">]==</text:span><text:span text:style-name="T19">arrayOfNonConsonant</text:span><text:span text:style-name="T12">[</text:span><text:span text:style-name="T19">y</text:span><text:span text:style-name="T12">]){</text:span></text:p>
      <text:p text:style-name="Code">                <text:span text:style-name="T19">countOfConsonant</text:span><text:span text:style-name="T12">++</text:span></text:p>
      <text:p text:style-name="Code">            <text:span text:style-name="T12">}</text:span></text:p>
      <text:p text:style-name="Code">        <text:span text:style-name="T12">}</text:span></text:p>
      <text:p text:style-name="Code">    <text:span text:style-name="T12">}</text:span></text:p>
      <text:p text:style-name="Code">    <text:span text:style-name="T31">return</text:span><text:span text:style-name="T12"> </text:span><text:span text:style-name="T19">word</text:span><text:span text:style-name="T12">.</text:span><text:span text:style-name="T19">length</text:span><text:span text:style-name="T12">-</text:span><text:span text:style-name="T19">countOfConsonant</text:span></text:p>
      <text:p text:style-name="Code">}</text:p>
      <text:p text:style-name="Code"/>
      <text:p text:style-name="Code"><text:span text:style-name="T14">function</text:span> <text:span text:style-name="T20">splitBySpace</text:span>(<text:span text:style-name="T17">string</text:span>){</text:p>
      <text:p text:style-name="Code">    <text:span text:style-name="T19">wordArray</text:span><text:span text:style-name="T12"> = </text:span><text:span text:style-name="T19">string</text:span><text:span text:style-name="T12">.</text:span><text:span text:style-name="T22">split</text:span><text:span text:style-name="T12">(</text:span><text:span text:style-name="T25">" "</text:span><text:span text:style-name="T12">)</text:span></text:p>
      <text:p text:style-name="Code">    <text:span text:style-name="T16">let</text:span><text:span text:style-name="T12"> </text:span><text:span text:style-name="T19">resultArray</text:span><text:span text:style-name="T12"> = []</text:span></text:p>
      <text:p text:style-name="Code"/>
      <text:p text:style-name="Code">    <text:span text:style-name="T31">for</text:span><text:span text:style-name="T12">(</text:span><text:span text:style-name="T16">let</text:span><text:span text:style-name="T12"> </text:span><text:span text:style-name="T19">i</text:span><text:span text:style-name="T12">=</text:span><text:span text:style-name="T28">0</text:span><text:span text:style-name="T12">; </text:span><text:span text:style-name="T19">i</text:span><text:span text:style-name="T12">&lt;</text:span><text:span text:style-name="T19">wordArray</text:span><text:span text:style-name="T12">.</text:span><text:span text:style-name="T19">length</text:span><text:span text:style-name="T12">;</text:span><text:span text:style-name="T19">i</text:span><text:span text:style-name="T12">++){</text:span></text:p>
      <text:p text:style-name="Code">        <text:span text:style-name="T16">let</text:span><text:span text:style-name="T12"> </text:span><text:span text:style-name="T19">resultObject</text:span><text:span text:style-name="T12"> = {</text:span></text:p>
      <text:p text:style-name="Code">            <text:span text:style-name="T19">word:wordArray</text:span><text:span text:style-name="T12">[</text:span><text:span text:style-name="T19">i</text:span><text:span text:style-name="T12">],</text:span></text:p>
      <text:p text:style-name="Code">            <text:span text:style-name="T19">count:</text:span><text:span text:style-name="T12"> </text:span><text:span text:style-name="T22">findCountOfConsonant</text:span><text:span text:style-name="T12">(</text:span><text:span text:style-name="T19">wordArray</text:span><text:span text:style-name="T12">[</text:span><text:span text:style-name="T19">i</text:span><text:span text:style-name="T12">])</text:span></text:p>
      <text:p text:style-name="Code">        <text:span text:style-name="T12">}</text:span></text:p>
      <text:p text:style-name="Code">        <text:span text:style-name="T19">resultArray</text:span><text:span text:style-name="T12">.</text:span><text:span text:style-name="T22">push</text:span><text:span text:style-name="T12">(</text:span><text:span text:style-name="T19">resultObject</text:span><text:span text:style-name="T12">)</text:span></text:p>
      <text:p text:style-name="Code">    <text:span text:style-name="T12">}</text:span></text:p>
      <text:p text:style-name="Code">    <text:span text:style-name="T19">console</text:span><text:span text:style-name="T12">.</text:span><text:span text:style-name="T22">log</text:span><text:span text:style-name="T12">(</text:span><text:span text:style-name="T25">"Word array: "</text:span><text:span text:style-name="T12">+</text:span><text:span text:style-name="T19">wordArray</text:span><text:span text:style-name="T12">)</text:span></text:p>
      <text:p text:style-name="Code">    <text:span text:style-name="T31">return</text:span><text:span text:style-name="T12"> </text:span><text:span text:style-name="T19">resultArray</text:span></text:p>
      <text:p text:style-name="Code">}</text:p>
      <text:p text:style-name="Standard"><text:soft-page-break/></text:p>
      <text:p text:style-name="P14">Task4:</text:p>
      <text:p text:style-name="Code">// 120 напишите функцю, вычисляющую площадь треугольника, если известны длины его сторон</text:p>
      <text:p text:style-name="Code"><text:span text:style-name="T14">let</text:span> <text:span text:style-name="T17">a</text:span> = <text:span text:style-name="T20">parseInt</text:span>(<text:span text:style-name="T20">prompt</text:span>(<text:span text:style-name="T23">"Сторона 1: "</text:span>,<text:span text:style-name="T26">0</text:span>))</text:p>
      <text:p text:style-name="Code"><text:span text:style-name="T14">let</text:span> <text:span text:style-name="T17">b</text:span> = <text:span text:style-name="T20">parseInt</text:span>(<text:span text:style-name="T20">prompt</text:span>(<text:span text:style-name="T23">"Сторона 2: "</text:span>,<text:span text:style-name="T26">0</text:span>))</text:p>
      <text:p text:style-name="Code"><text:span text:style-name="T14">let</text:span> <text:span text:style-name="T17">c</text:span> = <text:span text:style-name="T20">parseInt</text:span>(<text:span text:style-name="T20">prompt</text:span>(<text:span text:style-name="T23">"Сторона 3: "</text:span>,<text:span text:style-name="T26">0</text:span>))</text:p>
      <text:p text:style-name="Code"/>
      <text:p text:style-name="Code"><text:span text:style-name="T17">perimeter</text:span> = (<text:span text:style-name="T17">a</text:span>+<text:span text:style-name="T17">b</text:span>+<text:span text:style-name="T17">c</text:span>)/<text:span text:style-name="T26">2</text:span></text:p>
      <text:p text:style-name="Code"><text:span text:style-name="T17">console</text:span>.<text:span text:style-name="T20">log</text:span>(<text:span text:style-name="T23">"P :"</text:span> +<text:span text:style-name="T17">perimeter</text:span>)</text:p>
      <text:p text:style-name="Code"/>
      <text:p text:style-name="Code"><text:span text:style-name="T14">let</text:span> <text:span text:style-name="T17">s</text:span> = <text:span text:style-name="T17">Math</text:span>.<text:span text:style-name="T20">sqrt</text:span>(<text:span text:style-name="T17">perimeter</text:span>*((<text:span text:style-name="T17">perimeter</text:span>-<text:span text:style-name="T17">a</text:span>)*(<text:span text:style-name="T17">perimeter</text:span>-<text:span text:style-name="T17">b</text:span>)*(<text:span text:style-name="T17">perimeter</text:span>-<text:span text:style-name="T17">c</text:span>)))</text:p>
      <text:p text:style-name="Code"/>
      <text:p text:style-name="Code"><text:span text:style-name="T17">console</text:span>.<text:span text:style-name="T20">log</text:span>(<text:span text:style-name="T23">"S : "</text:span>+ <text:span text:style-name="T17">s</text:span>)</text:p>
      <text:p text:style-name="Code"/>
      <text:p text:style-name="P15">Task5:</text:p>
      <text:p text:style-name="Code">// Даны два двузначных числа А и В. Из этих чисел составили 2</text:p>
      <text:p text:style-name="Code">// четырехзначных числа: первое число получили путем написания сначала числа А, затем</text:p>
      <text:p text:style-name="Code">// В. Для получения второго числа сначала записали число В, затем А. Найти числа А и В</text:p>
      <text:p text:style-name="Code">// если известно, что первое четырехзначное число нацело делится на 99, а второе на 49.</text:p>
      <text:p text:style-name="Code"/>
      <text:p text:style-name="Code"><text:span text:style-name="T14">let</text:span> <text:span text:style-name="T17">trigger</text:span> = <text:span text:style-name="T14">true</text:span></text:p>
      <text:p text:style-name="Code"><text:span text:style-name="T14">let</text:span> <text:span text:style-name="T17">num1</text:span> = <text:span text:style-name="T26">10</text:span></text:p>
      <text:p text:style-name="Code"><text:span text:style-name="T14">let</text:span> <text:span text:style-name="T17">num2</text:span> = <text:span text:style-name="T26">10</text:span></text:p>
      <text:p text:style-name="Code"/>
      <text:p text:style-name="Code"><text:span text:style-name="T29">for</text:span>(<text:span text:style-name="T14">let</text:span> <text:span text:style-name="T17">num1</text:span> = <text:span text:style-name="T26">10</text:span>; <text:span text:style-name="T17">num1</text:span> &lt; <text:span text:style-name="T26">100</text:span>; <text:span text:style-name="T17">num1</text:span>++){</text:p>
      <text:p text:style-name="Code">    <text:span text:style-name="T30">for</text:span><text:span text:style-name="T13">(</text:span><text:span text:style-name="T15">let</text:span><text:span text:style-name="T13"> </text:span><text:span text:style-name="T18">num2</text:span><text:span text:style-name="T13"> = </text:span><text:span text:style-name="T27">10</text:span><text:span text:style-name="T13">; </text:span><text:span text:style-name="T18">num2</text:span><text:span text:style-name="T13"> &lt;</text:span><text:span text:style-name="T27">100</text:span><text:span text:style-name="T13">; </text:span><text:span text:style-name="T18">num2</text:span><text:span text:style-name="T13">++){</text:span></text:p>
      <text:p text:style-name="Code">        <text:span text:style-name="T30">if</text:span><text:span text:style-name="T13">(!(</text:span><text:span text:style-name="T21">numABBuilder</text:span><text:span text:style-name="T13">(</text:span><text:span text:style-name="T18">num1</text:span><text:span text:style-name="T13">,</text:span><text:span text:style-name="T18">num2</text:span><text:span text:style-name="T13">)%</text:span><text:span text:style-name="T27">99</text:span><text:span text:style-name="T13">) &amp;&amp; !(</text:span><text:span text:style-name="T21">numBABuilder</text:span><text:span text:style-name="T13">(</text:span><text:span text:style-name="T18">num1</text:span><text:span text:style-name="T13">,</text:span><text:span text:style-name="T18">num2</text:span><text:span text:style-name="T13">)%</text:span><text:span text:style-name="T27">49</text:span><text:span text:style-name="T13">)){</text:span></text:p>
      <text:p text:style-name="Code">            <text:span text:style-name="T18">console</text:span><text:span text:style-name="T13">.</text:span><text:span text:style-name="T21">log</text:span><text:span text:style-name="T13">(</text:span><text:span text:style-name="T24">"Num1 : "</text:span><text:span text:style-name="T13">+</text:span><text:span text:style-name="T18">num1</text:span><text:span text:style-name="T13">)</text:span></text:p>
      <text:p text:style-name="Code">            <text:span text:style-name="T18">console</text:span><text:span text:style-name="T13">.</text:span><text:span text:style-name="T21">log</text:span><text:span text:style-name="T13">(</text:span><text:span text:style-name="T24">"Num2 : "</text:span><text:span text:style-name="T13">+</text:span><text:span text:style-name="T18">num2</text:span><text:span text:style-name="T13">)</text:span></text:p>
      <text:p text:style-name="Code">        <text:span text:style-name="T13">}</text:span></text:p>
      <text:p text:style-name="Code">    <text:span text:style-name="T13">}</text:span></text:p>
      <text:p text:style-name="Code">}</text:p>
      <text:p text:style-name="Code"/>
      <text:p text:style-name="Code"><text:span text:style-name="T14">function</text:span> <text:span text:style-name="T20">numABBuilder</text:span>(<text:span text:style-name="T17">num1</text:span>, <text:span text:style-name="T17">num2</text:span>){</text:p>
      <text:p text:style-name="Code">    <text:span text:style-name="T15">let</text:span><text:span text:style-name="T13"> </text:span><text:span text:style-name="T18">AB</text:span><text:span text:style-name="T13"> = </text:span><text:span text:style-name="T18">num1</text:span><text:span text:style-name="T13">.</text:span><text:span text:style-name="T21">toString</text:span><text:span text:style-name="T13">() + </text:span><text:span text:style-name="T18">num2</text:span><text:span text:style-name="T13">.</text:span><text:span text:style-name="T21">toString</text:span><text:span text:style-name="T13">()</text:span></text:p>
      <text:p text:style-name="Code">    <text:span text:style-name="T30">return</text:span><text:span text:style-name="T13"> </text:span><text:span text:style-name="T21">parseInt</text:span><text:span text:style-name="T13">(</text:span><text:span text:style-name="T18">AB</text:span><text:span text:style-name="T13">)</text:span></text:p>
      <text:p text:style-name="Code">}</text:p>
      <text:p text:style-name="Code"><text:span text:style-name="T14">function</text:span> <text:span text:style-name="T20">numBABuilder</text:span>(<text:span text:style-name="T17">num1</text:span>, <text:span text:style-name="T17">num2</text:span>){</text:p>
      <text:p text:style-name="Code">    <text:span text:style-name="T15">let</text:span><text:span text:style-name="T13"> </text:span><text:span text:style-name="T18">BA</text:span><text:span text:style-name="T13"> = </text:span><text:span text:style-name="T18">num2</text:span><text:span text:style-name="T13">.</text:span><text:span text:style-name="T21">toString</text:span><text:span text:style-name="T13">() + </text:span><text:span text:style-name="T18">num1</text:span><text:span text:style-name="T13">.</text:span><text:span text:style-name="T21">toString</text:span><text:span text:style-name="T13">()</text:span></text:p>
      <text:p text:style-name="Code">    <text:span text:style-name="T30">return</text:span><text:span text:style-name="T13"> </text:span><text:span text:style-name="T21">parseInt</text:span><text:span text:style-name="T13">(</text:span><text:span text:style-name="T18">BA</text:span><text:span text:style-name="T13">)</text:span></text:p>
      <text:p text:style-name="Code">}</text:p>
      <text:p text:style-name="Code"/>
      <text:p text:style-name="Heading"><text:bookmark-start text:name="__RefHeading___Toc768_1751186770"/>Ответы на контрольные вопросы:<text:bookmark-end text:name="__RefHeading___Toc768_1751186770"/></text:p>
      <text:p text:style-name="P10">1. Что обозначает значение «undefined», если оно появляется на консоли?</text:p>
      <text:p text:style-name="P10"><text:tab/><text:span text:style-name="T11">Undefined </text:span><text:span text:style-name="T34">обозначает, что тип объекта не удалось определить.</text:span></text:p>
      <text:p text:style-name="P10">2. Почему для null в языке Jscript возвращается тип Object?</text:p>
      <text:p text:style-name="P10"><text:soft-page-break/><text:tab/><text:span text:style-name="T35">Это баг, но для совместимости со старыми версиями его не оисправляют.</text:span></text:p>
      <text:p text:style-name="P11">3. Что делает код: BREAK MARK?</text:p>
      <text:p text:style-name="Heading"><text:bookmark-start text:name="__RefHeading___Toc766_1751186770"/>Вывод:<text:bookmark-end text:name="__RefHeading___Toc766_1751186770"/></text:p>
      <text:p text:style-name="P12"><text:tab/>В ходе лабораторной работы получены начальные знания о языке программирования <text:span text:style-name="T10">JavaScript.</text:span></text:p>
      <text:p text:style-name="P12"><text:span text:style-name="T10"/></text:p>
      <text:p text:style-name="P13"><text:span text:style-name="T10">GitHub: </text:span><text:a xlink:type="simple" xlink:href="https://github.com/bet9nz9/JS" text:style-name="Internet_20_link" text:visited-style-name="Visited_20_Internet_20_Link">https://github.com/bet9nz9/JS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Mangal1" svg:font-family="Mangal"/>
    <style:font-face style:name="Consolas" svg:font-family="Consolas" style:font-family-generic="modern" style:font-pitch="fixed"/>
    <style:font-face style:name="Consolas2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2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22M55S</meta:editing-duration>
    <meta:editing-cycles>32</meta:editing-cycles>
    <dc:date>2020-10-10T15:20:51.585000000</dc:date>
    <meta:document-statistic meta:table-count="0" meta:image-count="0" meta:object-count="0" meta:page-count="6" meta:paragraph-count="151" meta:word-count="595" meta:character-count="4901" meta:non-whitespace-character-count="4021"/>
  </office:meta>
</office:document-meta>
</file>